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200%"/>
      <style:text-properties style:font-name="LM Roman 10" fo:font-size="13pt" officeooo:rsid="000b939d" officeooo:paragraph-rsid="001fab2e" style:font-size-asian="13pt" style:font-size-complex="13pt"/>
    </style:style>
    <style:style style:name="P2" style:family="paragraph" style:parent-style-name="Preformatted_20_Text">
      <style:paragraph-properties fo:line-height="200%"/>
      <style:text-properties style:font-name="LM Roman 10" fo:font-size="13pt" officeooo:rsid="00078b88" officeooo:paragraph-rsid="001fab2e" style:font-size-asian="13pt" style:font-size-complex="13pt"/>
    </style:style>
    <style:style style:name="P3" style:family="paragraph" style:parent-style-name="Preformatted_20_Text">
      <style:paragraph-properties fo:line-height="200%"/>
      <style:text-properties style:font-name="LM Roman 10" fo:font-size="13pt" officeooo:rsid="0010a5fc" officeooo:paragraph-rsid="001fab2e" style:font-size-asian="13pt" style:font-size-complex="13pt"/>
    </style:style>
    <style:style style:name="T1" style:family="text">
      <style:text-properties officeooo:rsid="000c80f6"/>
    </style:style>
    <style:style style:name="T2" style:family="text">
      <style:text-properties officeooo:rsid="000e28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p>
      <text:p text:style-name="P3">A germ of an idea:</text:p>
      <text:p text:style-name="P3"/>
      <text:p text:style-name="P1">During the burning, Njal tells <text:span text:style-name="T1">Helgi's wife </text:span>Thorhalla to escape <text:span text:style-name="T2">and save herself. Thorhalla replies “I shall incite my father and brothers to take vengeance for the killings which are done here,” to which Njal replies, “you will do well, for you're a good woman”(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3:43:50.430348162</meta:creation-date>
    <dc:date>2014-12-09T13:44:15.097437236</dc:date>
    <meta:editing-duration>P0D</meta:editing-duration>
    <meta:editing-cycles>1</meta:editing-cycles>
    <meta:document-statistic meta:table-count="0" meta:image-count="0" meta:object-count="0" meta:page-count="1" meta:paragraph-count="3" meta:word-count="51" meta:character-count="287" meta:non-whitespace-character-count="239"/>
    <meta:generator>LibreOffice/4.2.7.2$Linux_x86 LibreOffice_project/420m0$Build-2</meta:generator>
  </office:meta>
</office:document-meta>
</file>